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3d10" officeooo:paragraph-rsid="00093d10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83572" officeooo:paragraph-rsid="0020e90b" style:font-weight-asian="bold" style:font-weight-complex="bold"/>
    </style:style>
    <style:style style:name="P3" style:family="paragraph" style:parent-style-name="Standard">
      <style:text-properties style:font-name="Arial" fo:font-weight="bold" officeooo:rsid="00093d10" officeooo:paragraph-rsid="00093d10" style:font-weight-asian="bold" style:font-weight-complex="bold"/>
    </style:style>
    <style:style style:name="P4" style:family="paragraph" style:parent-style-name="Standard">
      <style:text-properties style:font-name="Arial" fo:font-weight="bold" officeooo:rsid="00093d10" officeooo:paragraph-rsid="0020e90b" style:font-weight-asian="bold" style:font-weight-complex="bold"/>
    </style:style>
    <style:style style:name="P5" style:family="paragraph" style:parent-style-name="Standard">
      <style:text-properties style:font-name="Arial" fo:font-weight="bold" officeooo:rsid="0009cf1c" officeooo:paragraph-rsid="0009cf1c" style:font-weight-asian="bold" style:font-weight-complex="bold"/>
    </style:style>
    <style:style style:name="P6" style:family="paragraph" style:parent-style-name="Standard">
      <style:text-properties style:font-name="Arial" officeooo:rsid="0009430c" officeooo:paragraph-rsid="0009430c"/>
    </style:style>
    <style:style style:name="P7" style:family="paragraph" style:parent-style-name="Standard">
      <style:text-properties style:font-name="Arial" officeooo:rsid="0009cf1c" officeooo:paragraph-rsid="0009cf1c"/>
    </style:style>
    <style:style style:name="P8" style:family="paragraph" style:parent-style-name="Standard">
      <style:text-properties style:font-name="Arial" fo:font-size="12pt" officeooo:rsid="0009cf1c" officeooo:paragraph-rsid="0009cf1c" style:font-size-asian="12pt" style:font-size-complex="12pt"/>
    </style:style>
    <style:style style:name="P9" style:family="paragraph" style:parent-style-name="Standard">
      <style:text-properties style:font-name="Arial" fo:font-size="12pt" officeooo:rsid="000ade17" officeooo:paragraph-rsid="000ade17" style:font-size-asian="12pt" style:font-size-complex="12pt"/>
    </style:style>
    <style:style style:name="P10" style:family="paragraph" style:parent-style-name="Standard">
      <style:text-properties style:font-name="Arial" fo:font-size="12pt" officeooo:rsid="0012d504" officeooo:paragraph-rsid="0012d504" style:font-size-asian="12pt" style:font-size-complex="12pt"/>
    </style:style>
    <style:style style:name="P11" style:family="paragraph" style:parent-style-name="Standard">
      <style:text-properties style:font-name="Arial" fo:font-size="12pt" officeooo:rsid="001edb0f" officeooo:paragraph-rsid="001edb0f" style:font-size-asian="12pt" style:font-size-complex="12pt"/>
    </style:style>
    <style:style style:name="P12" style:family="paragraph" style:parent-style-name="Standard">
      <style:text-properties style:font-name="Arial" fo:font-size="12pt" officeooo:rsid="001edb0f" officeooo:paragraph-rsid="001f27e2" style:font-size-asian="12pt" style:font-size-complex="12pt"/>
    </style:style>
    <style:style style:name="P13" style:family="paragraph" style:parent-style-name="Standard">
      <style:text-properties style:font-name="Arial" fo:font-size="12pt" officeooo:rsid="001f27e2" officeooo:paragraph-rsid="001f27e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0ae931" officeooo:paragraph-rsid="000ae9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0c2941" officeooo:paragraph-rsid="000c2941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0ade17" officeooo:paragraph-rsid="000ade1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fo:font-weight="normal" officeooo:rsid="000ade17" officeooo:paragraph-rsid="000ade1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83572" officeooo:paragraph-rsid="0020e90b" style:font-weight-asian="normal" style:font-weight-complex="normal"/>
    </style:style>
    <style:style style:name="P19" style:family="paragraph" style:parent-style-name="Standard">
      <style:text-properties style:font-name="DejaVu Sans Mono" fo:font-size="10.5pt" officeooo:rsid="0009cf1c" officeooo:paragraph-rsid="0009cf1c" style:font-size-asian="10.5pt" style:font-size-complex="10.5pt"/>
    </style:style>
    <style:style style:name="P20" style:family="paragraph" style:parent-style-name="Standard">
      <style:text-properties style:font-name="DejaVu Sans Mono" fo:font-size="10.5pt" officeooo:rsid="0009cf1c" officeooo:paragraph-rsid="0009cf1c" fo:background-color="#ffff00" style:font-size-asian="10.5pt" style:font-size-complex="10.5pt"/>
    </style:style>
    <style:style style:name="P21" style:family="paragraph" style:parent-style-name="Standard">
      <style:text-properties style:font-name="DejaVu Sans Mono" fo:font-size="10pt" officeooo:rsid="000ade17" officeooo:paragraph-rsid="000ade17" style:font-size-asian="10pt" style:font-size-complex="10pt"/>
    </style:style>
    <style:style style:name="P22" style:family="paragraph" style:parent-style-name="Standard">
      <style:text-properties style:font-name="DejaVu Sans Mono" fo:font-size="10pt" officeooo:rsid="0012d504" officeooo:paragraph-rsid="0012d504" style:font-size-asian="10pt" style:font-size-complex="10pt"/>
    </style:style>
    <style:style style:name="P23" style:family="paragraph" style:parent-style-name="Standard">
      <style:text-properties style:font-name="DejaVu Sans Mono" fo:font-size="10pt" officeooo:rsid="001434a1" officeooo:paragraph-rsid="001434a1" style:font-size-asian="10pt" style:font-size-complex="10pt"/>
    </style:style>
    <style:style style:name="P24" style:family="paragraph" style:parent-style-name="Standard">
      <style:text-properties style:font-name="DejaVu Sans Mono" fo:font-size="10pt" officeooo:rsid="000ade17" officeooo:paragraph-rsid="000ade17" fo:background-color="#ffff00" style:font-size-asian="10pt" style:font-size-complex="10pt"/>
    </style:style>
    <style:style style:name="P25" style:family="paragraph" style:parent-style-name="Standard">
      <style:paragraph-properties fo:break-before="page"/>
      <style:text-properties style:font-name="Arial" fo:font-size="12pt" officeooo:rsid="000ade17" officeooo:paragraph-rsid="000ae931" style:font-size-asian="12pt" style:font-size-complex="12pt"/>
    </style:style>
    <style:style style:name="P26" style:family="paragraph" style:parent-style-name="Standard">
      <style:paragraph-properties fo:break-before="page"/>
      <style:text-properties style:font-name="Arial" fo:font-size="12pt" officeooo:rsid="000ade17" officeooo:paragraph-rsid="000ade17" style:font-size-asian="12pt" style:font-size-complex="12pt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22pt" fo:font-weight="bold" officeooo:rsid="000ae931" officeooo:paragraph-rsid="000ae931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weight="bold" officeooo:rsid="00083572" officeooo:paragraph-rsid="0020e90b" style:font-weight-asian="bold" style:font-weight-complex="bold"/>
    </style:style>
    <style:style style:name="P29" style:family="paragraph" style:parent-style-name="Standard">
      <style:text-properties style:font-name="Arial" officeooo:rsid="00093d10" officeooo:paragraph-rsid="00093d10"/>
    </style:style>
    <style:style style:name="P30" style:family="paragraph" style:parent-style-name="Standard">
      <style:text-properties style:font-name="Arial" officeooo:rsid="00278f1a" officeooo:paragraph-rsid="00278f1a"/>
    </style:style>
    <style:style style:name="P31" style:family="paragraph" style:parent-style-name="Standard">
      <style:text-properties style:font-name="Arial" fo:font-size="12pt" fo:font-weight="normal" officeooo:rsid="001434a1" officeooo:paragraph-rsid="001434a1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278f1a" officeooo:paragraph-rsid="00278f1a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291609" officeooo:paragraph-rsid="00291609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00f52ec" officeooo:paragraph-rsid="002ad9c4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02ad9c4" officeooo:paragraph-rsid="002ad9c4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02b5c8c" officeooo:paragraph-rsid="002b5c8c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officeooo:rsid="000f52ec" officeooo:paragraph-rsid="002ad9c4" style:font-size-asian="12pt" style:font-size-complex="12pt"/>
    </style:style>
    <style:style style:name="P38" style:family="paragraph" style:parent-style-name="Standard">
      <style:text-properties style:font-name="Arial" fo:font-size="12pt" officeooo:rsid="001edb0f" officeooo:paragraph-rsid="001edb0f" style:font-size-asian="12pt" style:font-size-complex="12pt"/>
    </style:style>
    <style:style style:name="P39" style:family="paragraph" style:parent-style-name="Standard">
      <style:text-properties style:font-name="Arial" fo:font-size="12pt" officeooo:rsid="002b5c8c" officeooo:paragraph-rsid="002cff16" style:font-size-asian="12pt" style:font-size-complex="12pt"/>
    </style:style>
    <style:style style:name="P40" style:family="paragraph" style:parent-style-name="Standard">
      <style:text-properties style:font-name="Arial" fo:font-size="12pt" officeooo:rsid="002cff16" officeooo:paragraph-rsid="002cff16" style:font-size-asian="12pt" style:font-size-complex="12pt"/>
    </style:style>
    <style:style style:name="P41" style:family="paragraph" style:parent-style-name="Standard">
      <style:text-properties style:font-name="Arial" fo:font-size="12pt" officeooo:rsid="002d5d61" officeooo:paragraph-rsid="002d5d61" style:font-size-asian="12pt" style:font-size-complex="12pt"/>
    </style:style>
    <style:style style:name="P42" style:family="paragraph" style:parent-style-name="Standard">
      <style:text-properties style:font-name="Arial" fo:font-size="12pt" fo:font-style="italic" fo:font-weight="normal" officeooo:rsid="001d1536" officeooo:paragraph-rsid="002cff16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color="#000000" style:font-name="Arial" officeooo:rsid="00278f1a" officeooo:paragraph-rsid="00278f1a"/>
    </style:style>
    <style:style style:name="P44" style:family="paragraph" style:parent-style-name="Standard">
      <style:paragraph-properties fo:break-before="page"/>
      <style:text-properties style:font-name="Arial" fo:font-size="12pt" fo:font-weight="bold" officeooo:rsid="00278f1a" officeooo:paragraph-rsid="00278f1a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break-before="page"/>
      <style:text-properties style:font-name="Arial" fo:font-size="12pt" officeooo:rsid="002b5c8c" officeooo:paragraph-rsid="002cff16" style:font-size-asian="12pt" style:font-size-complex="12pt"/>
    </style:style>
    <style:style style:name="P46" style:family="paragraph" style:parent-style-name="Standard">
      <style:paragraph-properties fo:break-before="page"/>
      <style:text-properties style:font-name="Arial" fo:font-size="18pt" fo:font-weight="bold" officeooo:rsid="002ad9c4" officeooo:paragraph-rsid="002ad9c4" style:font-size-asian="18pt" style:font-weight-asian="bold" style:font-size-complex="18pt" style:font-weight-complex="bold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fo:text-align="end" style:writing-mode="lr-tb"/>
    </style:style>
    <style:style style:name="P49" style:family="paragraph">
      <loext:graphic-properties draw:fill="solid" draw:fill-color="#ffffff"/>
      <style:paragraph-properties fo:text-align="center" style:writing-mode="lr-tb"/>
    </style:style>
    <style:style style:name="P50" style:family="paragraph">
      <style:paragraph-properties fo:text-align="center"/>
    </style:style>
    <style:style style:name="T1" style:family="text">
      <style:text-properties officeooo:rsid="0009c521"/>
    </style:style>
    <style:style style:name="T2" style:family="text">
      <style:text-properties officeooo:rsid="000ade17"/>
    </style:style>
    <style:style style:name="T3" style:family="text">
      <style:text-properties officeooo:rsid="000ae931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2576b"/>
    </style:style>
    <style:style style:name="T6" style:family="text">
      <style:text-properties officeooo:rsid="0012d504"/>
    </style:style>
    <style:style style:name="T7" style:family="text">
      <style:text-properties officeooo:rsid="001434a1"/>
    </style:style>
    <style:style style:name="T8" style:family="text">
      <style:text-properties officeooo:rsid="0015b6f8"/>
    </style:style>
    <style:style style:name="T9" style:family="text">
      <style:text-properties officeooo:rsid="0019b46a"/>
    </style:style>
    <style:style style:name="T10" style:family="text">
      <style:text-properties officeooo:rsid="001f27e2"/>
    </style:style>
    <style:style style:name="T11" style:family="text">
      <style:text-properties officeooo:rsid="001fca41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officeooo:rsid="00278f1a"/>
    </style:style>
    <style:style style:name="T14" style:family="text">
      <style:text-properties officeooo:rsid="00291609"/>
    </style:style>
    <style:style style:name="T15" style:family="text">
      <style:text-properties officeooo:rsid="002ad9c4"/>
    </style:style>
    <style:style style:name="T16" style:family="text">
      <style:text-properties officeooo:rsid="002b5c8c"/>
    </style:style>
    <style:style style:name="T17" style:family="text">
      <style:text-properties fo:font-weight="bold" officeooo:rsid="001edb0f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cff16"/>
    </style:style>
    <style:style style:name="T20" style:family="text">
      <style:text-properties officeooo:rsid="002d5d61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984cm" fo:min-width="3.704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011cm" fo:min-width="3.81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508cm" fo:min-width="3.043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2021 Spring <text:s/>CPSC 240</text:span></text:p>
      <text:p text:style-name="P2">Assignment 4 <text:s/>King of Assembly <text:s/><text:span text:style-name="T13">Part 1</text:span></text:p>
      <text:p text:style-name="P18"/>
      <text:p text:style-name="P18"/>
      <text:p text:style-name="P18"/>
      <text:p text:style-name="P4">New technology found in this program.</text:p>
      <text:p text:style-name="P1"/>
      <text:p text:style-name="P1"><text:tab/>How to input a string with embedded white space</text:p>
      <text:p text:style-name="P1"><text:tab/>How to input a char</text:p>
      <text:p text:style-name="P1"><text:tab/>How to use an input data file.</text:p>
      <text:p text:style-name="P1"/>
      <text:p text:style-name="P30"/>
      <text:p text:style-name="P43">There is no GDB in Assignment 4 Part 1</text:p>
      <text:p text:style-name="P1"/>
      <text:p text:style-name="P1"/>
      <text:p text:style-name="P3">Structural design</text:p>
      <text:p text:style-name="P1"/>
      <text:p text:style-name="P6">This is going to be easy. <text:s text:c="2"/>You only <text:span text:style-name="T1">need two modules.</text:span></text:p>
      <text:p text:style-name="P6"/>
      <text:p text:style-name="P6"><draw:g text:anchor-type="paragraph" draw:z-index="0" draw:name="Shape1" draw:style-name="gr1"><draw:custom-shape draw:name="Shape1" draw:style-name="gr2" draw:text-style-name="P49" svg:width="3.705cm" svg:height="1.985cm" svg:x="4.865cm" svg:y="0.168cm"><text:p text:style-name="P47"><text:span text:style-name="T21"/></text:p><text:p text:style-name="P47"><text:span text:style-name="T21"/></text:p><text:p text:style-name="P47">Main</text:p><text:p text:style-name="P47"><text:span text:style-name="T21"/></text:p><text:p text:style-name="P48"><text:span text:style-name="T21">C++ or C</text:span></text:p><draw:enhanced-geometry svg:viewBox="0 0 21600 21600" draw:type="rectangle" draw:enhanced-path="M 0 0 L 21600 0 21600 21600 0 21600 0 0 Z N"/></draw:custom-shape><draw:custom-shape draw:name="Shape2" draw:style-name="gr3" draw:text-style-name="P49" svg:width="3.811cm" svg:height="2.012cm" svg:x="4.918cm" svg:y="3.158cm"><text:p text:style-name="P47">interview.asm</text:p><draw:enhanced-geometry svg:viewBox="0 0 21600 21600" draw:type="rectangle" draw:enhanced-path="M 0 0 L 21600 0 21600 21600 0 21600 0 0 Z N"/></draw:custom-shape><draw:custom-shape draw:name="Shape3" draw:style-name="gr4" draw:text-style-name="P49" svg:width="3.043cm" svg:height="1.509cm" svg:x="13.543cm" svg:y="0.512cm"><text:p text:style-name="P47"><text:span text:style-name="T21"/></text:p><text:p text:style-name="P47">r.sh</text:p><text:p text:style-name="P47"><text:span text:style-name="T22"/></text:p><text:p text:style-name="P48"><text:span text:style-name="T21">Bash </text:span></text:p><draw:enhanced-geometry svg:viewBox="0 0 21600 21600" draw:type="rectangle" draw:enhanced-path="M 0 0 L 21600 0 21600 21600 0 21600 0 0 Z N"/></draw:custom-shape><draw:line draw:name="Shape4" draw:style-name="gr5" draw:text-style-name="P50" svg:x1="6.849cm" svg:y1="2.152cm" svg:x2="6.875cm" svg:y2="3.157cm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7">However, this is a rare case. <text:s/>This is the only time the driver (main) gets involved with the solution. <text:s/><text:span text:style-name="T3">You may need two bash files, one named r.sh and the other named rg.sh.</text:span></text:p>
      <text:p text:style-name="P7"/>
      <text:p text:style-name="P7"/>
      <text:p text:style-name="P5">Three kinds of programmers</text:p>
      <text:p text:style-name="P7"/>
      <text:p text:style-name="P7">Your software has to accommodate all three kinds: <text:s/>social science majors, CS majors, and <text:span text:style-name="T8">assembly programmer types.</text:span></text:p>
      <text:p text:style-name="P27">Part 1</text:p>
      <text:p text:style-name="P14"/>
      <text:p text:style-name="P15">Build a program that handles all three kinds of <text:span text:style-name="T7">job applicants</text:span> shown in the following dialogs.</text:p>
      <text:p text:style-name="P15"/>
      <text:p text:style-name="P15"/>
      <text:p text:style-name="P7">If the person applying for a job at your company is a CS major type then the dialog goes like this:</text:p>
      <text:p text:style-name="P7"/>
      <text:p text:style-name="P19">Welcome to Software Analysis by Paramount Programmers, Inc.</text:p>
      <text:p text:style-name="P19">Please enter your first and last names and press enter: Joey Brown</text:p>
      <text:p text:style-name="P19">Thank you Joey Brown. <text:s/>Our records show that you applied for employment her<text:span text:style-name="T9">e</text:span> with our agency a week ago.</text:p>
      <text:p text:style-name="P19">Please enter your expected annual salary when employed at Paramount: 500500.50</text:p>
      <text:p text:style-name="P19">Your interview with Ms Linda Fenster, Personnel Manager, will begin shortly.</text:p>
      <text:p text:style-name="P20">Hello Joey Brown. <text:s/>I am Ms Fenster. <text:s/>The interview will begin now.</text:p>
      <text:p text:style-name="P20">Wow! <text:s/>$500500.50 <text:s/>That's a lot of cash. <text:s/>Who do you think you are, Chris Sawyer (y or n)?n</text:p>
      <text:p text:style-name="P20">Alright. <text:s/>Now we will work on your electricity.</text:p>
      <text:p text:style-name="P20">Please enter the resistance of circuit #1 in ohms: <text:span text:style-name="T2">2.0</text:span></text:p>
      <text:p text:style-name="P20">What is the resistance of circuit #2 in ohms: <text:span text:style-name="T2">3.0</text:span></text:p>
      <text:p text:style-name="P20">The total resistance is <text:span text:style-name="T2">1.2000000000000000</text:span> Ohms.</text:p>
      <text:p text:style-name="P20">Were you a computer science major (y or n)?y</text:p>
      <text:p text:style-name="P20">Thank you. <text:s/>Please follow the exit signs to the front desk.</text:p>
      <text:p text:style-name="P19">Hello Joey Brown I am the receptionist. <text:s/></text:p>
      <text:p text:style-name="P19">This envelope contains your job offer with starting salary <text:span text:style-name="T6">88</text:span>000.<text:span text:style-name="T6">88</text:span>. <text:s/>Please check back on Monday morning at 8am.</text:p>
      <text:p text:style-name="P19">Bye</text:p>
      <text:p text:style-name="P8"/>
      <text:p text:style-name="P8"/>
      <text:p text:style-name="P9">Color code: <text:s/>The part in yellow is produced by the interview module. <text:s/>The remainder comes from the driver.</text:p>
      <text:p text:style-name="P9"/>
      <text:p text:style-name="P9"/>
      <text:p text:style-name="P9"><text:span text:style-name="T6">The floating point number 88000.88 is returned to front desk whenever a CS major completes the interview </text:span><text:span text:style-name="T7">and answers correctly the technical question about Ohms../x86-io.out</text:span></text:p>
      <text:p text:style-name="P26">If the person applying for a job at your company is Chris Sawyer then the dialog goes like this.</text:p>
      <text:p text:style-name="P9"/>
      <text:p text:style-name="P21">Welcome to Software Analysis by Paramount Programmers, Inc.</text:p>
      <text:p text:style-name="P21">Please enter your first and last names and press enter: <text:span text:style-name="T5">Chris Sawyer</text:span></text:p>
      <text:p text:style-name="P21">Thank you <text:span text:style-name="T5">Chris Sawyer</text:span>. <text:s/>Our records show that you applied for employment her with our agency a week ago.</text:p>
      <text:p text:style-name="P21">Please enter your expected annual salary when employed at Paramount: 500500.50</text:p>
      <text:p text:style-name="P21">Your interview with Ms Linda Fenster, Personnel Manager, will begin shortly.</text:p>
      <text:p text:style-name="P21"/>
      <text:p text:style-name="P24">Hello <text:span text:style-name="T5">Chris Sawyer</text:span>. <text:s/>I am Ms Fenster. <text:s/>The interview will begin now.</text:p>
      <text:p text:style-name="P24">Wow! <text:s/>$500500.50 <text:s/>That's a lot of cash. <text:s/>Who do you think you are, Chris Sawyer (y or n)?y</text:p>
      <text:p text:style-name="P24">Thank you. <text:s/>Please follow the exit signs to the front desk.</text:p>
      <text:p text:style-name="P21"/>
      <text:p text:style-name="P21">Hello Mr Sawyer. <text:s/>I am the receptionist.</text:p>
      <text:p text:style-name="P21">This envelope has your job offer starting at 1 million annual. <text:s/>Please start any time you like. <text:s/><text:span text:style-name="T7">In the middle time our CTO wishes to have dinner with you.</text:span></text:p>
      <text:p text:style-name="P23">Have very nice evening Mr Sawyer.</text:p>
      <text:p text:style-name="P9"/>
      <text:p text:style-name="P9"/>
      <text:p text:style-name="P9"/>
      <text:p text:style-name="P10">If Chris applies for a job then <text:span text:style-name="T7">Ms Fenster sends the </text:span>code number 1 000 000.00 to the front desk.</text:p>
      <text:p text:style-name="P9"/>
      <text:p text:style-name="P9"/>
      <text:p text:style-name="P25">If the person applying for a job at your company is <text:span text:style-name="T3">a social major</text:span> then the dialog goes like this.</text:p>
      <text:p text:style-name="P9"/>
      <text:p text:style-name="P21">Welcome to Software Analysis by Paramount Programmers, Inc.</text:p>
      <text:p text:style-name="P21">Please enter your first and last names and press enter: Joey Brown</text:p>
      <text:p text:style-name="P21">Thank you Joey Brown. <text:s/>Our records show that you applied for employment her with our agency a week ago.</text:p>
      <text:p text:style-name="P21">Please enter your expected annual salary when employed at Paramount: 500500.50</text:p>
      <text:p text:style-name="P21">Your interview with Ms Linda Fenster, Personnel Manager, will begin shortly.</text:p>
      <text:p text:style-name="P24">Hello Joey Brown. <text:s/>I am Ms Fenster. <text:s/>The interview will begin now.</text:p>
      <text:p text:style-name="P24">Wow! <text:s/>$500500.50 <text:s/>That's a lot of cash. <text:s/>Who do you think you are, Chris Sawyer (y or n)?n</text:p>
      <text:p text:style-name="P24">Alright. <text:s/>Now we will work on your electricity. <text:s/></text:p>
      <text:p text:style-name="P24">Please enter the resistance of circuit #1 in ohms: 5.3</text:p>
      <text:p text:style-name="P24">What is the resistance of circuit #2 in ohms: 7.5</text:p>
      <text:p text:style-name="P24">The total resistance is 4.976 Ohms.</text:p>
      <text:p text:style-name="P24">Were you a computer science major (y or n)?n</text:p>
      <text:p text:style-name="P24">Thank you. <text:s/>Please follow the exit signs to the front desk.</text:p>
      <text:p text:style-name="P21">Hello Joey Brown I am the receptionist</text:p>
      <text:p text:style-name="P22">We have an opening for you in the company cafeteria for $1200.12 annually.</text:p>
      <text:p text:style-name="P22">Take your time to let use know your decision.</text:p>
      <text:p text:style-name="P21">Bye</text:p>
      <text:p text:style-name="P16"/>
      <text:p text:style-name="P16"/>
      <text:p text:style-name="P17"/>
      <text:p text:style-name="P31">If the philosophy major applies for the job then Ms Fenster sends 1200.12 to the front desk in a <text:span text:style-name="T8">private</text:span> envelope.</text:p>
      <text:p text:style-name="P44">Prepare deliverables</text:p>
      <text:p text:style-name="P32"/>
      <text:p text:style-name="P32">Prepare three files chris.txt, csmajor.txt, and social.txt. <text:s text:c="2"/>Each file contains the complete ordered set of inputs needed to interview one kind of job applicant.</text:p>
      <text:p text:style-name="P32"/>
      <text:p text:style-name="P32"/>
      <text:p text:style-name="P32">Test the program by execution using left-directed arrow of redirection. <text:s/>The command may look like this:<text:tab/><text:tab/>run.sh <text:s/>&lt; <text:s/>chris.txt.</text:p>
      <text:p text:style-name="P32"/>
      <text:p text:style-name="P32"/>
      <text:p text:style-name="P32">You need these file:</text:p>
      <text:p text:style-name="P32"><text:tab/><text:span text:style-name="T14">main <text:s/>also known a driver</text:span></text:p>
      <text:p text:style-name="P32"><text:tab/><text:span text:style-name="T14">interview</text:span></text:p>
      <text:p text:style-name="P32"><text:tab/><text:span text:style-name="T14">bash file</text:span></text:p>
      <text:p text:style-name="P32"><text:tab/><text:span text:style-name="T14">chris.txt</text:span></text:p>
      <text:p text:style-name="P32"><text:tab/><text:span text:style-name="T14">csmajor.txt</text:span></text:p>
      <text:p text:style-name="P32"><text:tab/><text:span text:style-name="T14">social.txt</text:span></text:p>
      <text:p text:style-name="P32"/>
      <text:p text:style-name="P32"/>
      <text:p text:style-name="P33">Submit all the files as attachments to the usual location: <text:s/>holliday@fullerton.edu</text:p>
      <text:p text:style-name="P33"/>
      <text:p text:style-name="P33"/>
      <text:p text:style-name="P37"><text:span text:style-name="T4">Submission window</text:span>: <text:s/>5:00am of April 2<text:span text:style-name="T15">7</text:span> to 5:00am of April 2<text:span text:style-name="T15">8</text:span>. <text:s/>[24 hours]</text:p>
      <text:p text:style-name="P37"/>
      <text:p text:style-name="P34">It is still 24 hours, but the start and stop hours have shifted due to day light pacific time zone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2">Special acknowledgment to Luke Eltiste, who first brought this controversy to my attention and lent me a few files of source code that really convinced me of the need for a revised edition of this Assignment description. <text:s/><text:span text:style-name="T19">If he had not shown me the impossible task early you would all be working on something that cannot be done.</text:span></text:p>
      <text:p text:style-name="P46">What happened to part 2</text:p>
      <text:p text:style-name="P35"/>
      <text:p text:style-name="P35"/>
      <text:p text:style-name="P35">To everyone. <text:s text:c="2"/>Originally, <text:span text:style-name="T16">I had planned to have an addon called “Part 2” that would provide some experience in using gdb commands. <text:s/>The commands were to be placed into a text file and gdb system would read commands from the file.</text:span></text:p>
      <text:p text:style-name="P35"/>
      <text:p text:style-name="P36">Unfortunately, that concept does not work. <text:s/>I have researched the matter extensively and absolutely no online even comes close to mentioning the concept. <text:s text:c="2"/>I have tried many different approaches to solving this problem, and none worked.</text:p>
      <text:p text:style-name="P36"/>
      <text:p text:style-name="P36">I can’t give you an assignment if I can’t do myself.</text:p>
      <text:p text:style-name="P36"/>
      <text:p text:style-name="P39"><text:span text:style-name="T18">Therefore, the old part 2 is gone. <text:s/>In the coming days I will look for a replacement also to be called “part 2”. <text:s/>I hope to find an easy exercise that gives practice in using GDB.</text:span></text:p>
      <text:p text:style-name="P39"><text:span text:style-name="T18"/></text:p>
      <text:p text:style-name="P39"><text:span text:style-name="T18"/></text:p>
      <text:p text:style-name="P45"><text:span text:style-name="T17">Ethical standards</text:span></text:p>
      <text:p text:style-name="P11"/>
      <text:p text:style-name="P11"/>
      <text:p text:style-name="P11"/>
      <text:p text:style-name="P40">I believe in</text:p>
      <text:p text:style-name="P40"><text:tab/>open source programming</text:p>
      <text:p text:style-name="P40"><text:tab/>free software</text:p>
      <text:p text:style-name="P40"><text:tab/>courtesy and kindness</text:p>
      <text:p text:style-name="P40"><text:tab/>communities of programmer helping each other</text:p>
      <text:p text:style-name="P11"><text:tab/><text:span text:style-name="T19">peer-to-peer teaching</text:span></text:p>
      <text:p text:style-name="P11"/>
      <text:p text:style-name="P40">When you are developing homework share snippets with a classmate. <text:s/>Don’t simply hand over an entire program, but give exactly the help needed <text:span text:style-name="T20">for</text:span> the other person make some progress.</text:p>
      <text:p text:style-name="P40"/>
      <text:p text:style-name="P40">Please don’t post your entire program until after the due date has past. <text:s/>After the due date you are free to post it at any site you want. <text:s/>Start with github.</text:p>
      <text:p text:style-name="P40"/>
      <text:p text:style-name="P41">Who knows what will happen to your old homework! <text:s/>A student in the future may discover it and find it to be a treasure in completing an assignment. <text:s/>You’ll make the day for some unknown student of the future.</text:p>
      <text:p text:style-name="P40"/>
      <text:p text:style-name="P41"/>
      <text:p text:style-name="P41">I hope that somewhere somebody will find the solution to an old assignment I gave in the past and be able to use that program in the completion of a current assignment.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1:14:18.751296868</meta:creation-date>
    <dc:date>2021-04-22T09:52:03.490361622</dc:date>
    <meta:editing-duration>PT4H23M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7" meta:paragraph-count="95" meta:word-count="1210" meta:character-count="6901" meta:non-whitespace-character-count="5707"/>
  </office:meta>
</office:document-meta>
</file>